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9" style:family="paragraph">
      <style:text-properties fo:font-family="'Ubuntu Condensed'" style:font-pitch="variable" fo:font-size="12pt" style:font-size-asian="12pt" style:font-size-complex="12pt"/>
    </style:style>
    <style:style style:name="P10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9" draw:text-style-name="P5" xml:id="id15" draw:id="id15" draw:layer="layout" svg:width="3.493cm" svg:height="1.588cm" svg:x="19.91cm" svg:y="14.5cm">
          <text:p text:style-name="P1"><text:span text:style-name="T3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8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9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9" draw:text-style-name="P3" xml:id="id23" draw:id="id23" draw:layer="layout" svg:width="2.224cm" svg:height="0.953cm" svg:x="22.156cm" svg:y="19.827cm">
            <text:p text:style-name="P1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0" xml:id="id24" draw:id="id24" draw:layer="layout" svg:width="2.224cm" svg:height="0.953cm" svg:x="25.546cm" svg:y="19.827cm">
            <text:p text:style-name="P1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28T11:23:30</dc:date>
    <dc:creator>Carl Bostroem</dc:creator>
    <meta:editing-duration>PT5H57M38S</meta:editing-duration>
    <meta:editing-cycles>28</meta:editing-cycles>
    <meta:generator>OpenOffice/4.1.8$Unix OpenOffice.org_project/418m3$Build-9803</meta:generator>
    <meta:document-statistic meta:object-count="62"/>
  </office:meta>
</office:document-meta>
</file>